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5965a4b" officeooo:paragraph-rsid="05965a4b"/>
    </style:style>
    <style:style style:name="P2" style:family="paragraph" style:parent-style-name="Text_20_body">
      <style:paragraph-properties fo:text-align="center" style:justify-single-word="false"/>
      <style:text-properties style:font-name="Sanskrit 2003" fo:font-size="13pt" officeooo:paragraph-rsid="001c3727" style:font-size-asian="13pt" style:font-name-complex="Sanskrit 2003" style:font-size-complex="13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c3727" style:font-size-asian="13pt" style:font-name-complex="Sanskrit 2003" style:font-size-complex="13pt"/>
    </style:style>
    <style:style style:name="T1" style:family="text">
      <style:text-properties officeooo:rsid="05969618"/>
    </style:style>
    <style:style style:name="T2" style:family="text">
      <style:text-properties officeooo:rsid="0591a3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591a3fc" style:font-weight-asian="bold" style:font-weight-complex="bold"/>
    </style:style>
    <style:style style:name="T5" style:family="text">
      <style:text-properties fo:font-weight="bold" officeooo:rsid="001c530c" style:font-weight-asian="bold" style:font-weight-complex="bold"/>
    </style:style>
    <style:style style:name="T6" style:family="text">
      <style:text-properties officeooo:rsid="0582e967"/>
    </style:style>
    <style:style style:name="T7" style:family="text">
      <style:text-properties officeooo:rsid="05931545"/>
    </style:style>
    <style:style style:name="T8" style:family="text">
      <style:text-properties officeooo:rsid="0594feee"/>
    </style:style>
    <style:style style:name="T9" style:family="text">
      <style:text-properties fo:color="#000000"/>
    </style:style>
    <style:style style:name="T10" style:family="text">
      <style:text-properties fo:color="#000000" officeooo:rsid="0594feee"/>
    </style:style>
    <style:style style:name="T11" style:family="text">
      <style:text-properties fo:color="#000000" officeooo:rsid="0582e967"/>
    </style:style>
    <style:style style:name="T12" style:family="text">
      <style:text-properties fo:color="#000000" officeooo:rsid="058386fe"/>
    </style:style>
    <style:style style:name="T13" style:family="text">
      <style:text-properties fo:color="#000000" officeooo:rsid="05965a4b"/>
    </style:style>
    <style:style style:name="T14" style:family="text">
      <style:text-properties officeooo:rsid="05965a4b"/>
    </style:style>
    <style:style style:name="T15" style:family="text">
      <style:text-properties officeooo:rsid="058386fe"/>
    </style:style>
    <style:style style:name="T16" style:family="text">
      <style:text-properties officeooo:rsid="001d04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अथ ष<text:span text:style-name="T2">ट्‌ष</text:span>ष्टितमोऽध्यायः । </text:p>
      <text:p text:style-name="P3"><text:span text:style-name="T4">देव</text:span><text:span text:style-name="T5">ता</text:span><text:span text:style-name="T4">सामान्य</text:span><text:span text:style-name="T3">प्रतिष्ठा</text:span><text:line-break/><text:span text:style-name="T6">श्री</text:span>भगवानुवाच -<text:line-break/>समुदायप्रतिष्ठाञ्च वक्ष्ये सा वासुदेववत् । <text:line-break/>आदित्या वसवो रुद्राः साध्या विश्वेऽश्विनौ तथा ॥१<text:span text:style-name="T6">॥</text:span> <text:line-break/>ऋषयश्च तथा सर्वे वक्ष्ये तेषां विशेषक<text:span text:style-name="T7">म्</text:span> । <text:line-break/>यस्य देवस्य यन्नाम तस्या<text:span text:style-name="T7">ऽऽ</text:span>द्यं गृह्य चाक्षर<text:span text:style-name="T7">म्</text:span> ॥२<text:span text:style-name="T6">॥</text:span> <text:line-break/>मात्राभिर्भेदयित्वा तु दीर्घाण्यङ्गानि भेदयेत् <text:s/>। <text:line-break/>प्रथमं कल्पये<text:span text:style-name="T7">द्बी</text:span>जं सविन्दुं प्रणव<text:span text:style-name="T8">ान्वितम्</text:span> ॥३<text:span text:style-name="T6">॥</text:span> <text:line-break/>सर्वेषां मूलमन्त्रेण पूजनं स्थापनं तथा । <text:s/><text:line-break/>नियमव्रतकृच्छ्राणां मठसङ्क्रमवेश्मना<text:span text:style-name="T8">म्</text:span> ॥४<text:span text:style-name="T6">॥</text:span> <text:line-break/>मासोपवासं द्वादश्या इत्यादिस्थापनं वदे । <text:s/><text:line-break/>शिलां पूर्णघटं कांस्यं सम्भारं स्थापयेत्ततः ॥५<text:span text:style-name="T6">॥</text:span> <text:line-break/>ब्रह्मकूर्चं समाहृत्य श्रपेद्यवमयं चरु<text:span text:style-name="T8">म्</text:span> । <text:line-break/>क्षीरेण कपिलायास्तु तद्विष्णोरिति साधकः ॥६<text:span text:style-name="T6">॥</text:span> <text:line-break/>प्रणवेनाभिघा<text:span text:style-name="T8">र्यै</text:span>व दर्व्या सङ्घट्टयेत्ततः । <text:line-break/>साधयित्वाऽवता<text:span text:style-name="T8">र्या</text:span>थ विष्णुमभ्यर्च्य होमयेत् ॥७<text:span text:style-name="T6">॥</text:span> <text:line-break/>व्याहृत्या चैव गायत्र्या तद्विप्रासेति होमयेत् । <text:line-break/>विश्वतश्चक्षु<text:span text:style-name="T8">र्वे</text:span>दाद्यैर्भूरग्नये तथैव च ॥८<text:span text:style-name="T6">॥</text:span> <text:line-break/>सू<text:span text:style-name="T8">र्या</text:span>य प्रजापतये अन्तरिक्षाय होमयेत् । <text:line-break/>द्यौः स्वाहा ब्रह्मणे स्वाहा पृथिवी महाराजकः ॥९<text:span text:style-name="T6">॥</text:span> <text:line-break/>तस्मै सोमञ्च राजान<text:span text:style-name="T8">मि</text:span>न्द्राद्यैर्होममाचरेत् ।</text:p>
      <text:p text:style-name="P3"><text:soft-page-break/>एवं हुत्वा चरोर्भागान् दद्याद्दिग्बलिमादरात् ॥१०<text:span text:style-name="T6">॥</text:span> <text:line-break/>समिधोऽष्टशतं हुत्वा पालाशांश्चा<text:span text:style-name="T8">ऽऽ</text:span>ज्यहोमक<text:span text:style-name="T8">म्</text:span> । <text:line-break/>कु<text:span text:style-name="T8">र्या</text:span>त्पुरुषसूक्तेन इरावती तिलाष्टक<text:span text:style-name="T8">म्</text:span> ॥११<text:span text:style-name="T6">॥</text:span> <text:line-break/>हुत्वा तु ब्रह्मविष्ण्वीशदेवानामनुयायिना<text:span text:style-name="T8">म्</text:span> । <text:line-break/>ग्रहाणामाहुतीर्हुत्वा लोकेशानामथो पुनः ॥१२<text:span text:style-name="T6">॥</text:span> <text:line-break/>पर्वतानां नदीनाञ्च समुद्राणां तथाऽऽहुतीः । <text:line-break/>हुत्वा च व्याहृतीर्द<text:span text:style-name="T8">द्या</text:span>त्स्रुवपूर्णाहुतित्रय<text:span text:style-name="T8">म्</text:span> ॥१३<text:span text:style-name="T6">॥</text:span> <text:line-break/>वौष<text:span text:style-name="T8">ड</text:span>न्तेन मन्त्रेण वैष्णवेन पितामह । <text:line-break/>पञ्चगव्यं चरुं प्राश्य दत्वा<text:span text:style-name="T8">ऽऽ</text:span>चार्याय दक्षिणा<text:span text:style-name="T8">म्</text:span> ॥१४<text:span text:style-name="T6">॥</text:span> <text:line-break/>तिलपात्रं हेमयुक्तं सवस्त्रं गामलङ्कृता<text:span text:style-name="T8">म्</text:span> ।<text:line-break/>प्रीयतां भगवान्विष्णुरित्युत्सृजेद्व्रतं बुधः ॥१५<text:span text:style-name="T6">॥</text:span> <text:line-break/>मासोपवासादेरन्यां प्रतिष्ठां वच्मि पू<text:span text:style-name="T8">र्व</text:span>तः । <text:line-break/>यज्ञेना<text:span text:style-name="T8">ऽऽ</text:span>तोष्य देवेशं श्रपयेद्वैष्णवं चरु<text:span text:style-name="T8">म्</text:span> ॥१६<text:span text:style-name="T6">॥</text:span> <text:line-break/>तिलतण्डुलनीवारैः श्यामाकैरथ वा यवैः । <text:line-break/><text:span text:style-name="T9">आज्येना</text:span><text:span text:style-name="T10">ऽऽघा</text:span><text:span text:style-name="T9">र्य चोत्ता</text:span><text:span text:style-name="T10">र्य</text:span><text:span text:style-name="T9"> होमयेन्मू</text:span><text:span text:style-name="T10">र्ति</text:span><text:span text:style-name="T9">मन्त्रकैः ॥१७</text:span><text:span text:style-name="T11">॥</text:span><text:span text:style-name="T9"> <text:line-break/>विष्ण्वादीनां मासपानां तदन्ते होमयेत्पुनः ॥१</text:span><text:span text:style-name="T12">८</text:span><text:span text:style-name="T11">॥</text:span><text:span text:style-name="T9"> <text:line-break/></text:span><text:span text:style-name="T13">ॐ</text:span><text:span text:style-name="T9"> विष्णवे स्वाहा । </text:span><text:span text:style-name="T13">ॐ</text:span><text:span text:style-name="T9"> विष्णवे</text:span><text:span text:style-name="T9"><text:note text:id="ftn1" text:note-class="footnote"><text:note-citation>1</text:note-citation><text:note-body><text:p text:style-name="P1">ष्णवेऽतिभूशयाय</text:p></text:note-body></text:note></text:span><text:span text:style-name="T9"> <text:s/></text:span><text:span text:style-name="T13">वि</text:span><text:span text:style-name="T9">भू</text:span><text:span text:style-name="T13">षणा</text:span><text:span text:style-name="T9">य स्वाहा । </text:span><text:span text:style-name="T13">ॐ</text:span><text:span text:style-name="T9"> विष्णवे शिपिविष्टाय स्वाहा । </text:span><text:span text:style-name="T13">ॐ</text:span><text:span text:style-name="T9"> नरसिंहाय स्वाहा । </text:span><text:span text:style-name="T13">ॐ</text:span><text:span text:style-name="T9"> पुरुषोत्तमाय स्वाहा ॥१</text:span><text:span text:style-name="T12">९</text:span><text:span text:style-name="T11">॥</text:span><text:span text:style-name="T9"> <text:line-break/>द्वादशाश्वत्थसमिधो होमये</text:span><text:span text:style-name="T13">द्‌घृ</text:span><text:span text:style-name="T9">तसम्प्लुताः </text:span><text:span text:style-name="T12">।</text:span><text:span text:style-name="T9"><text:line-break/>विष्णो रराटमन्त्रेण ततो द्वादश चा</text:span><text:span text:style-name="T13">ऽऽ</text:span><text:span text:style-name="T9">हुतीः ॥</text:span><text:span text:style-name="T12">२०</text:span><text:span text:style-name="T11">॥</text:span><text:span text:style-name="T9"> </text:span></text:p>
      <text:p text:style-name="P3">इदं विष्णुरिरावती चरोर्द्वादश <text:span text:style-name="T14">चाऽऽ</text:span>हुतीः <text:span text:style-name="T15">।</text:span><text:line-break/>हुत्वा चा<text:span text:style-name="T14">ऽऽ</text:span>ज्याहुतीस्तद्वत्तद्विप्रासेति होमयेत् <text:span text:style-name="T9">॥</text:span><text:span text:style-name="T12">२१</text:span><text:span text:style-name="T11">॥</text:span><text:span text:style-name="T9"> </text:span><text:line-break/><text:soft-page-break/>शेषहोमं ततः कृत्वा दद्यात्पूर्णाहुतित्रय<text:span text:style-name="T14">म्</text:span> <text:span text:style-name="T15">।</text:span><text:line-break/>युञ्जतेत्यनुवाक<text:span text:style-name="T14">ं तु</text:span> जप्त्वा प्राशीत वै चरु<text:span text:style-name="T14">म्</text:span> <text:span text:style-name="T9">॥</text:span><text:span text:style-name="T12">२२</text:span><text:span text:style-name="T11">॥</text:span><text:span text:style-name="T9"> </text:span><text:line-break/>प्रणवेन स्वशब्दान्ते कृत्वा पात्रे तु पैप्पले <text:span text:style-name="T15">।</text:span> <text:line-break/>ततो मासाधिपानान्तु विप्रान्द्वादश भोजयेत् <text:span text:style-name="T9">॥</text:span><text:span text:style-name="T12">२३</text:span><text:span text:style-name="T11">॥</text:span><text:span text:style-name="T9"> </text:span><text:s/><text:line-break/>त्रयोदश<text:span text:style-name="T14">ो</text:span> गुरुस्तत्र तेभ्यो दद्यात्त्रयोदश <text:span text:style-name="T15">।</text:span><text:line-break/>कुम्भान्स्वाद्वम्बुसंयुक्तान् सच्छत्रोपानहान्वितान् <text:span text:style-name="T9">॥</text:span><text:span text:style-name="T12">२४</text:span><text:span text:style-name="T11">॥</text:span><text:span text:style-name="T9"> </text:span><text:s/><text:line-break/>स<text:span text:style-name="T14">ु</text:span>वस्त्रहेममाल्याढ्यान् व्रतयूर्त्यै त्रयोदश <text:span text:style-name="T15">।</text:span><text:line-break/>गावः प्रीतिं समायान्तु प्रचरन्तु प्रहर्षिताः <text:span text:style-name="T9">॥</text:span><text:span text:style-name="T12">२५</text:span><text:span text:style-name="T11">॥</text:span><text:span text:style-name="T9"> </text:span><text:line-break/>इति गोपथमुत्सृज्य यूपं तत्र निवेशयेत् <text:span text:style-name="T15">।</text:span> <text:line-break/>दशहस्तं प्रपाराममठसङ्क्रमणादिषु <text:span text:style-name="T9">॥</text:span><text:span text:style-name="T12">२६</text:span><text:span text:style-name="T11">॥</text:span><text:span text:style-name="T9"> </text:span><text:s/><text:line-break/>गृहे च होममेवन्तु कृत्वा सर्वं यथाविधि <text:span text:style-name="T15">।</text:span><text:line-break/>पूर्वोक्तेन विधानेन प्रविशेच्च गृहं गृही <text:span text:style-name="T9">॥</text:span><text:span text:style-name="T12">२७</text:span><text:span text:style-name="T11">॥</text:span><text:span text:style-name="T9"> </text:span><text:line-break/>अनिवारितमन्नाद्यं सर्वेष्वेतेषु कारयेत् <text:span text:style-name="T15">।</text:span> <text:line-break/>द्विजेभ्यो दक्षिणा देया यथाश<text:span text:style-name="T14">क्ति</text:span> विचक्षणैः <text:span text:style-name="T9">॥</text:span><text:span text:style-name="T12">२८</text:span><text:span text:style-name="T11">॥</text:span><text:span text:style-name="T9"> </text:span><text:s/><text:line-break/>आरामं कारयेद्यस्तु नन्दने <text:span text:style-name="T14">सु</text:span>चिरं वसेत् <text:span text:style-name="T15">।</text:span> <text:line-break/>मठप्रदानात्स्वर्ल्लोके शक्रलोके वसेत्ततः <text:span text:style-name="T9">॥</text:span><text:span text:style-name="T12">२९</text:span><text:span text:style-name="T11">॥</text:span><text:span text:style-name="T9"> </text:span><text:s/><text:line-break/>प्रपादानाद्वारुणेन सङ्क्रमेण वसेद्दिवि <text:span text:style-name="T15">।</text:span><text:line-break/>इष्टकासेतुकारी च गोलोके मार्गकृद्गवा<text:span text:style-name="T1">म्</text:span> <text:span text:style-name="T9">॥</text:span><text:span text:style-name="T12">३०</text:span><text:span text:style-name="T11">॥</text:span><text:span text:style-name="T9"> </text:span><text:line-break/>नियमव्रतकृद्विष्णुः कृच्छ्रकृत्सर्वपापहा <text:span text:style-name="T15">।</text:span><text:line-break/>गृहं द<text:span text:style-name="T1">त्</text:span>त्वा वसेत्स्वर्गे यावदाभूतसम्प्लव<text:span text:style-name="T1">म्</text:span> <text:span text:style-name="T9">॥</text:span><text:span text:style-name="T12">३१</text:span><text:span text:style-name="T11">॥</text:span><text:span text:style-name="T9"> </text:span></text:p>
      <text:p text:style-name="P2">समुदायप्रतिष्ठेष्टा शिवादीनां गृहात्मना<text:span text:style-name="T1">म्</text:span> ॥३<text:span text:style-name="T15">२॥</text:span> </text:p>
      <text:p text:style-name="P2">इत्यादिमहापुराणे आग्नेये <text:span text:style-name="T16">देवतासामान्य</text:span>प्रतिष्ठाकथनं नाम ष<text:span text:style-name="T1">ट्‌ष</text:span>ष्ट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6:02:40.400665767</meta:creation-date>
    <dc:date>2017-06-02T16:19:32.001581128</dc:date>
    <meta:editing-duration>PT1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7" meta:word-count="332" meta:character-count="1671" meta:non-whitespace-character-count="1285"/>
  </office:meta>
</office:document-meta>
</file>